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PingFang SC', 'Hiragino Sans GB', 'Microsoft YaHei', 'Helvetica Neue', Helvetica, Arial, sans-serif, 'Apple Color Emoji', 'Segoe UI Emoji', 'Segoe UI Symbol'"/>
    <style:font-face style:name="inherit" svg:font-family="inherit"/>
    <style:font-face style:name="var ff-mono" svg:font-family="'var ff-mono'"/>
  </office:font-face-decls>
  <office:automatic-styles>
    <style:style style:name="P1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Preformatted_20_Text">
      <style:text-properties fo:font-size="13pt" fo:font-weight="bold" officeooo:rsid="002264b8" officeooo:paragraph-rsid="002264b8" style:font-size-asian="13pt" style:font-weight-asian="bold" style:font-size-complex="13pt" style:font-weight-complex="bold"/>
    </style:style>
    <style:style style:name="P3" style:family="paragraph" style:parent-style-name="Preformatted_20_Text">
      <style:text-properties fo:font-weight="bold" officeooo:rsid="001f6d5f" officeooo:paragraph-rsid="001f6d5f" style:font-weight-asian="bold" style:font-weight-complex="bold"/>
    </style:style>
    <style:style style:name="P4" style:family="paragraph" style:parent-style-name="Preformatted_20_Text">
      <style:text-properties fo:font-weight="normal" officeooo:rsid="001eeddf" officeooo:paragraph-rsid="001eeddf" style:font-weight-asian="normal" style:font-weight-complex="normal"/>
    </style:style>
    <style:style style:name="P5" style:family="paragraph" style:parent-style-name="Preformatted_20_Text">
      <style:text-properties fo:font-weight="normal" officeooo:rsid="001f6d5f" officeooo:paragraph-rsid="001f6d5f" style:font-weight-asian="normal" style:font-weight-complex="normal"/>
    </style:style>
    <style:style style:name="P6" style:family="paragraph" style:parent-style-name="Preformatted_20_Text">
      <style:text-properties fo:font-weight="normal" officeooo:rsid="00254662" officeooo:paragraph-rsid="00254662" style:font-weight-asian="normal" style:font-weight-complex="normal"/>
    </style:style>
    <style:style style:name="P7" style:family="paragraph" style:parent-style-name="Preformatted_20_Text">
      <style:text-properties fo:font-variant="normal" fo:text-transform="none" fo:color="#212121" loext:opacity="100%" style:font-name="apple-system" fo:font-size="12pt" fo:letter-spacing="normal" fo:font-style="normal" fo:font-weight="bold" officeooo:rsid="001bfcd1" officeooo:paragraph-rsid="00287d01" style:font-size-asian="9.60000038146973pt" style:font-weight-asian="bold" style:font-size-complex="11pt" style:font-weight-complex="bold"/>
    </style:style>
    <style:style style:name="P8" style:family="paragraph" style:parent-style-name="Preformatted_20_Text">
      <style:text-properties fo:font-variant="normal" fo:text-transform="none" fo:color="#212121" loext:opacity="100%" style:font-name="apple-system" fo:font-size="12pt" fo:letter-spacing="normal" fo:font-style="normal" fo:font-weight="normal" officeooo:rsid="00287d01" officeooo:paragraph-rsid="00287d01" style:font-size-asian="9.60000038146973pt" style:font-weight-asian="normal" style:font-size-complex="11pt" style:font-weight-complex="normal"/>
    </style:style>
    <style:style style:name="P9" style:family="paragraph" style:parent-style-name="Preformatted_20_Text">
      <style:text-properties fo:font-variant="normal" fo:text-transform="none" fo:color="#212121" loext:opacity="100%" style:font-name="apple-system" fo:font-size="12pt" fo:letter-spacing="normal" fo:font-style="normal" fo:font-weight="normal" officeooo:rsid="00237535" officeooo:paragraph-rsid="0034f671" style:font-size-asian="9.60000038146973pt" style:font-weight-asian="normal" style:font-size-complex="11pt" style:font-weight-complex="normal"/>
    </style:style>
    <style:style style:name="P10" style:family="paragraph" style:parent-style-name="Preformatted_20_Text">
      <style:text-properties fo:font-variant="normal" fo:text-transform="none" fo:color="#212121" loext:opacity="100%" style:font-name="apple-system" fo:font-size="12pt" fo:letter-spacing="normal" fo:font-style="normal" style:text-underline-style="solid" style:text-underline-width="auto" style:text-underline-color="font-color" fo:font-weight="normal" officeooo:rsid="00287d01" officeooo:paragraph-rsid="00287d01" style:font-size-asian="9.60000038146973pt" style:font-weight-asian="normal" style:font-size-complex="11pt" style:font-weight-complex="normal"/>
    </style:style>
    <style:style style:name="P11" style:family="paragraph" style:parent-style-name="Preformatted_20_Text">
      <style:text-properties fo:font-variant="normal" fo:text-transform="none" fo:color="#212121" loext:opacity="100%" style:font-name="apple-system" fo:font-size="12pt" fo:letter-spacing="normal" fo:font-style="normal" style:text-underline-style="solid" style:text-underline-width="auto" style:text-underline-color="font-color" fo:font-weight="normal" officeooo:rsid="002978f6" officeooo:paragraph-rsid="002978f6" style:font-size-asian="9.60000038146973pt" style:font-weight-asian="normal" style:font-size-complex="11pt" style:font-weight-complex="normal"/>
    </style:style>
    <style:style style:name="P12" style:family="paragraph" style:parent-style-name="Preformatted_20_Text">
      <style:text-properties fo:font-variant="normal" fo:text-transform="none" fo:color="#212121" loext:opacity="100%" style:font-name="apple-system" fo:font-size="12pt" fo:letter-spacing="normal" fo:font-style="normal" style:text-underline-style="solid" style:text-underline-width="auto" style:text-underline-color="font-color" fo:font-weight="normal" officeooo:rsid="002c7b6b" officeooo:paragraph-rsid="002c7b6b" style:font-size-asian="9.60000038146973pt" style:font-weight-asian="normal" style:font-size-complex="11pt" style:font-weight-complex="normal"/>
    </style:style>
    <style:style style:name="P13" style:family="paragraph" style:parent-style-name="Preformatted_20_Text">
      <style:text-properties fo:font-variant="normal" fo:text-transform="none" fo:color="#212121" loext:opacity="100%" style:font-name="apple-system" fo:font-size="12pt" fo:letter-spacing="normal" fo:font-style="normal" style:text-underline-style="solid" style:text-underline-width="auto" style:text-underline-color="font-color" fo:font-weight="normal" officeooo:rsid="0034f671" officeooo:paragraph-rsid="0034f671" style:font-size-asian="9.60000038146973pt" style:font-style-asian="normal" style:font-weight-asian="normal" style:font-size-complex="11pt" style:font-style-complex="normal" style:font-weight-complex="normal"/>
    </style:style>
    <style:style style:name="P14" style:family="paragraph" style:parent-style-name="Preformatted_20_Text">
      <style:text-properties fo:font-variant="normal" fo:text-transform="none" fo:color="#212121" loext:opacity="100%" style:font-name="apple-system" fo:font-size="12pt" fo:letter-spacing="normal" fo:font-style="normal" style:text-underline-style="solid" style:text-underline-width="auto" style:text-underline-color="font-color" fo:font-weight="normal" officeooo:rsid="00398fd3" officeooo:paragraph-rsid="00398fd3" style:font-size-asian="9.60000038146973pt" style:font-style-asian="normal" style:font-weight-asian="normal" style:font-size-complex="11pt" style:font-style-complex="normal" style:font-weight-complex="normal"/>
    </style:style>
    <style:style style:name="P15" style:family="paragraph" style:parent-style-name="Preformatted_20_Text">
      <style:text-properties fo:font-variant="normal" fo:text-transform="none" fo:color="#212121" loext:opacity="100%" style:font-name="apple-system" fo:font-size="12pt" fo:letter-spacing="normal" fo:font-style="normal" style:text-underline-style="solid" style:text-underline-width="auto" style:text-underline-color="font-color" fo:font-weight="normal" officeooo:rsid="003cdf73" officeooo:paragraph-rsid="003cdf73" style:font-size-asian="9.60000038146973pt" style:font-style-asian="normal" style:font-weight-asian="normal" style:font-size-complex="11pt" style:font-style-complex="normal" style:font-weight-complex="normal"/>
    </style:style>
    <style:style style:name="P16" style:family="paragraph" style:parent-style-name="Preformatted_20_Text">
      <style:text-properties fo:font-variant="normal" fo:text-transform="none" fo:color="#212121" loext:opacity="100%" style:font-name="apple-system" fo:font-size="12pt" fo:letter-spacing="normal" fo:font-style="normal" style:text-underline-style="none" fo:font-weight="normal" officeooo:rsid="002978f6" officeooo:paragraph-rsid="002978f6" style:font-size-asian="9.60000038146973pt" style:font-weight-asian="normal" style:font-size-complex="11pt" style:font-weight-complex="normal"/>
    </style:style>
    <style:style style:name="P17" style:family="paragraph" style:parent-style-name="Preformatted_20_Text">
      <style:text-properties fo:font-variant="normal" fo:text-transform="none" fo:color="#212121" loext:opacity="100%" style:font-name="apple-system" fo:font-size="12pt" fo:letter-spacing="normal" fo:font-style="normal" style:text-underline-style="none" fo:font-weight="normal" officeooo:rsid="002c7b6b" officeooo:paragraph-rsid="002c7b6b" style:font-size-asian="9.60000038146973pt" style:font-weight-asian="normal" style:font-size-complex="11pt" style:font-weight-complex="normal"/>
    </style:style>
    <style:style style:name="P18" style:family="paragraph" style:parent-style-name="Preformatted_20_Text">
      <style:text-properties fo:font-variant="normal" fo:text-transform="none" fo:color="#212121" loext:opacity="100%" style:font-name="apple-system" fo:font-size="12pt" fo:letter-spacing="normal" fo:font-style="normal" style:text-underline-style="none" fo:font-weight="normal" officeooo:rsid="00323a4e" officeooo:paragraph-rsid="00323a4e" style:font-size-asian="9.60000038146973pt" style:font-style-asian="normal" style:font-weight-asian="normal" style:font-size-complex="11pt" style:font-style-complex="normal" style:font-weight-complex="normal"/>
    </style:style>
    <style:style style:name="P19" style:family="paragraph" style:parent-style-name="Preformatted_20_Text">
      <style:text-properties fo:font-variant="normal" fo:text-transform="none" fo:color="#212121" loext:opacity="100%" style:font-name="apple-system" fo:font-size="12pt" fo:letter-spacing="normal" fo:font-style="normal" style:text-underline-style="none" fo:font-weight="normal" officeooo:rsid="00237535" officeooo:paragraph-rsid="0034f671" style:font-size-asian="9.60000038146973pt" style:font-style-asian="normal" style:font-weight-asian="normal" style:font-size-complex="11pt" style:font-style-complex="normal" style:font-weight-complex="normal"/>
    </style:style>
    <style:style style:name="P20" style:family="paragraph" style:parent-style-name="Preformatted_20_Text">
      <style:text-properties fo:font-variant="normal" fo:text-transform="none" fo:color="#212121" loext:opacity="100%" style:font-name="apple-system" fo:font-size="12pt" fo:letter-spacing="normal" fo:font-style="normal" style:text-underline-style="none" fo:font-weight="normal" officeooo:rsid="0034f671" officeooo:paragraph-rsid="0034f671" style:font-size-asian="9.60000038146973pt" style:font-style-asian="normal" style:font-weight-asian="normal" style:font-size-complex="11pt" style:font-style-complex="normal" style:font-weight-complex="normal"/>
    </style:style>
    <style:style style:name="P21" style:family="paragraph" style:parent-style-name="Preformatted_20_Text">
      <style:text-properties fo:font-variant="normal" fo:text-transform="none" fo:color="#212121" loext:opacity="100%" style:font-name="apple-system" fo:font-size="12pt" fo:letter-spacing="normal" fo:font-style="normal" style:text-underline-style="none" fo:font-weight="normal" officeooo:rsid="0035757d" officeooo:paragraph-rsid="0035757d" style:font-size-asian="9.60000038146973pt" style:font-style-asian="normal" style:font-weight-asian="normal" style:font-size-complex="11pt" style:font-style-complex="normal" style:font-weight-complex="normal"/>
    </style:style>
    <style:style style:name="P22" style:family="paragraph" style:parent-style-name="Preformatted_20_Text">
      <style:text-properties fo:font-variant="normal" fo:text-transform="none" fo:color="#212121" loext:opacity="100%" style:font-name="apple-system" fo:font-size="12pt" fo:letter-spacing="normal" fo:font-style="normal" style:text-underline-style="none" fo:font-weight="normal" officeooo:rsid="00398fd3" officeooo:paragraph-rsid="00398fd3" style:font-size-asian="9.60000038146973pt" style:font-style-asian="normal" style:font-weight-asian="normal" style:font-size-complex="11pt" style:font-style-complex="normal" style:font-weight-complex="normal"/>
    </style:style>
    <style:style style:name="P23" style:family="paragraph" style:parent-style-name="Preformatted_20_Text">
      <style:text-properties fo:font-variant="normal" fo:text-transform="none" fo:color="#212121" loext:opacity="100%" style:font-name="apple-system" fo:font-size="12pt" fo:letter-spacing="normal" fo:font-style="normal" style:text-underline-style="none" fo:font-weight="normal" officeooo:rsid="003cb8b7" officeooo:paragraph-rsid="003cb8b7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Preformatted_20_Text">
      <style:text-properties fo:font-variant="normal" fo:text-transform="none" fo:color="#212121" loext:opacity="100%" style:font-name="apple-system" fo:font-size="12pt" fo:letter-spacing="normal" fo:font-style="normal" style:text-underline-style="none" fo:font-weight="normal" officeooo:rsid="003cdf73" officeooo:paragraph-rsid="003cdf73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Preformatted_20_Text">
      <style:text-properties fo:font-variant="normal" fo:text-transform="none" fo:color="#212121" loext:opacity="100%" style:font-name="apple-system" fo:font-size="12pt" fo:letter-spacing="normal" fo:font-style="normal" style:text-underline-style="none" fo:font-weight="bold" officeooo:rsid="00343f8d" officeooo:paragraph-rsid="00343f8d" style:font-size-asian="9.60000038146973pt" style:font-style-asian="normal" style:font-weight-asian="bold" style:font-size-complex="11pt" style:font-style-complex="normal" style:font-weight-complex="bold"/>
    </style:style>
    <style:style style:name="P26" style:family="paragraph" style:parent-style-name="Preformatted_20_Text">
      <style:text-properties fo:font-variant="normal" fo:text-transform="none" fo:color="#212121" loext:opacity="100%" style:font-name="apple-system" fo:font-size="12pt" fo:letter-spacing="normal" fo:font-style="normal" style:text-underline-style="none" fo:font-weight="bold" officeooo:rsid="003cb8b7" officeooo:paragraph-rsid="003cb8b7" style:font-size-asian="9.60000038146973pt" style:font-style-asian="normal" style:font-weight-asian="bold" style:font-size-complex="11pt" style:font-style-complex="normal" style:font-weight-complex="bold"/>
    </style:style>
    <style:style style:name="P27" style:family="paragraph" style:parent-style-name="Preformatted_20_Text">
      <style:text-properties fo:font-variant="normal" fo:text-transform="none" fo:color="#212121" loext:opacity="100%" style:font-name="apple-system" fo:font-size="12pt" fo:letter-spacing="normal" fo:font-style="italic" style:text-underline-style="solid" style:text-underline-width="auto" style:text-underline-color="font-color" fo:font-weight="normal" officeooo:rsid="002c7b6b" officeooo:paragraph-rsid="002c7b6b" style:font-size-asian="9.60000038146973pt" style:font-style-asian="italic" style:font-weight-asian="normal" style:font-size-complex="11pt" style:font-style-complex="italic" style:font-weight-complex="normal"/>
    </style:style>
    <style:style style:name="P28" style:family="paragraph" style:parent-style-name="Preformatted_20_Text">
      <style:text-properties fo:font-variant="normal" fo:text-transform="none" fo:color="#212121" loext:opacity="100%" style:font-name="apple-system" fo:font-size="12pt" fo:letter-spacing="normal" fo:font-style="italic" style:text-underline-style="solid" style:text-underline-width="auto" style:text-underline-color="font-color" fo:font-weight="normal" officeooo:rsid="002c7b6b" officeooo:paragraph-rsid="0031130f" style:font-size-asian="9.60000038146973pt" style:font-style-asian="italic" style:font-weight-asian="normal" style:font-size-complex="11pt" style:font-style-complex="italic" style:font-weight-complex="normal"/>
    </style:style>
    <style:style style:name="P29" style:family="paragraph" style:parent-style-name="Preformatted_20_Text">
      <style:text-properties fo:font-variant="normal" fo:text-transform="none" fo:color="#212121" loext:opacity="100%" style:font-name="apple-system" fo:font-size="12pt" fo:letter-spacing="normal" fo:font-style="italic" style:text-underline-style="solid" style:text-underline-width="auto" style:text-underline-color="font-color" fo:font-weight="normal" officeooo:rsid="003ad765" officeooo:paragraph-rsid="003ad765" style:font-size-asian="9.60000038146973pt" style:font-style-asian="italic" style:font-weight-asian="normal" style:font-size-complex="11pt" style:font-style-complex="italic" style:font-weight-complex="normal"/>
    </style:style>
    <style:style style:name="P30" style:family="paragraph" style:parent-style-name="Preformatted_20_Text">
      <style:text-properties fo:font-variant="normal" fo:text-transform="none" fo:color="#212121" loext:opacity="100%" style:font-name="apple-system" fo:font-size="12pt" fo:letter-spacing="normal" fo:font-style="italic" style:text-underline-style="solid" style:text-underline-width="auto" style:text-underline-color="font-color" fo:font-weight="normal" officeooo:rsid="003cdf73" officeooo:paragraph-rsid="003cdf73" style:font-size-asian="9.60000038146973pt" style:font-style-asian="italic" style:font-weight-asian="normal" style:font-size-complex="11pt" style:font-style-complex="italic" style:font-weight-complex="normal"/>
    </style:style>
    <style:style style:name="P31" style:family="paragraph" style:parent-style-name="Preformatted_20_Text">
      <style:text-properties fo:font-variant="normal" fo:text-transform="none" fo:color="#212121" loext:opacity="100%" style:font-name="apple-system" fo:font-size="12pt" fo:letter-spacing="normal" fo:font-style="italic" style:text-underline-style="none" fo:font-weight="normal" officeooo:rsid="00398fd3" officeooo:paragraph-rsid="00398fd3" style:font-size-asian="9.60000038146973pt" style:font-style-asian="italic" style:font-weight-asian="normal" style:font-size-complex="11pt" style:font-style-complex="italic" style:font-weight-complex="normal"/>
    </style:style>
    <style:style style:name="P32" style:family="paragraph" style:parent-style-name="Preformatted_20_Text">
      <style:text-properties fo:font-variant="normal" fo:text-transform="none" fo:color="#212121" loext:opacity="100%" style:font-name="apple-system" fo:font-size="11pt" fo:letter-spacing="normal" fo:font-style="italic" style:text-underline-style="solid" style:text-underline-width="auto" style:text-underline-color="font-color" fo:font-weight="normal" officeooo:rsid="002e1ae3" officeooo:paragraph-rsid="002e1ae3" style:font-size-asian="11pt" style:font-style-asian="italic" style:font-weight-asian="normal" style:font-size-complex="11pt" style:font-style-complex="italic" style:font-weight-complex="normal"/>
    </style:style>
    <style:style style:name="P33" style:family="paragraph" style:parent-style-name="Preformatted_20_Text">
      <style:text-properties fo:font-variant="normal" fo:text-transform="none" fo:color="#212121" loext:opacity="100%" style:font-name="apple-system" fo:font-size="11pt" fo:letter-spacing="normal" fo:font-style="normal" style:text-underline-style="none" fo:font-weight="bold" officeooo:rsid="0031130f" officeooo:paragraph-rsid="0031130f" style:font-size-asian="11pt" style:font-style-asian="normal" style:font-weight-asian="bold" style:font-size-complex="11pt" style:font-style-complex="normal" style:font-weight-complex="bold"/>
    </style:style>
    <style:style style:name="P34" style:family="paragraph" style:parent-style-name="Preformatted_20_Text">
      <style:text-properties fo:font-variant="normal" fo:text-transform="none" fo:color="#212121" loext:opacity="100%" style:font-name="apple-system" fo:font-size="11pt" fo:letter-spacing="normal" fo:font-style="normal" style:text-underline-style="none" fo:font-weight="normal" officeooo:rsid="0031130f" officeooo:paragraph-rsid="0031130f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Preformatted_20_Text">
      <style:text-properties officeooo:rsid="002978f6" officeooo:paragraph-rsid="002978f6"/>
    </style:style>
    <style:style style:name="P36" style:family="paragraph" style:parent-style-name="Preformatted_20_Text">
      <style:text-properties style:text-underline-style="solid" style:text-underline-width="auto" style:text-underline-color="font-color" fo:font-weight="normal" officeooo:rsid="001eeddf" officeooo:paragraph-rsid="001eeddf" style:font-weight-asian="normal" style:font-weight-complex="normal"/>
    </style:style>
    <style:style style:name="P37" style:family="paragraph" style:parent-style-name="Preformatted_20_Text">
      <style:text-properties fo:font-size="12pt" style:font-size-asian="12pt" style:font-size-complex="12pt"/>
    </style:style>
    <style:style style:name="P38" style:family="paragraph" style:parent-style-name="Preformatted_20_Text">
      <style:text-properties fo:font-size="12pt" style:text-underline-style="solid" style:text-underline-width="auto" style:text-underline-color="font-color" style:font-size-asian="12pt" style:font-size-complex="12pt"/>
    </style:style>
    <style:style style:name="P39" style:family="paragraph" style:parent-style-name="Preformatted_20_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0" style:family="paragraph" style:parent-style-name="Preformatted_20_Text">
      <style:text-properties fo:font-size="12pt" style:text-underline-style="solid" style:text-underline-width="auto" style:text-underline-color="font-color" fo:font-weight="normal" officeooo:rsid="00237b9b" officeooo:paragraph-rsid="00237b9b" style:font-size-asian="12pt" style:font-weight-asian="normal" style:font-size-complex="12pt" style:font-weight-complex="normal"/>
    </style:style>
    <style:style style:name="P41" style:family="paragraph" style:parent-style-name="Preformatted_20_Text">
      <style:text-properties fo:font-size="12pt" fo:font-weight="bold" officeooo:rsid="002264b8" officeooo:paragraph-rsid="002264b8" style:font-size-asian="12pt" style:font-weight-asian="bold" style:font-size-complex="12pt" style:font-weight-complex="bold"/>
    </style:style>
    <style:style style:name="P42" style:family="paragraph" style:parent-style-name="Preformatted_20_Text">
      <style:text-properties fo:font-size="12pt" fo:font-weight="bold" officeooo:rsid="00237b9b" officeooo:paragraph-rsid="00237b9b" style:font-size-asian="12pt" style:font-weight-asian="bold" style:font-size-complex="12pt" style:font-weight-complex="bold"/>
    </style:style>
    <style:style style:name="P43" style:family="paragraph" style:parent-style-name="Preformatted_20_Text">
      <style:text-properties fo:font-size="12pt" fo:font-weight="bold" officeooo:rsid="0024ca07" officeooo:paragraph-rsid="0024ca07" style:font-size-asian="12pt" style:font-weight-asian="bold" style:font-size-complex="12pt" style:font-weight-complex="bold"/>
    </style:style>
    <style:style style:name="P44" style:family="paragraph" style:parent-style-name="Preformatted_20_Text">
      <style:text-properties fo:font-size="12pt" fo:font-weight="bold" officeooo:rsid="00254662" officeooo:paragraph-rsid="00254662" style:font-size-asian="12pt" style:font-weight-asian="bold" style:font-size-complex="12pt" style:font-weight-complex="bold"/>
    </style:style>
    <style:style style:name="P45" style:family="paragraph" style:parent-style-name="Preformatted_20_Text">
      <style:text-properties fo:font-size="12pt" fo:font-weight="bold" officeooo:rsid="003eeb77" officeooo:paragraph-rsid="003eeb77" style:font-size-asian="12pt" style:font-weight-asian="bold" style:font-size-complex="12pt" style:font-weight-complex="bold"/>
    </style:style>
    <style:style style:name="P46" style:family="paragraph" style:parent-style-name="Preformatted_20_Text">
      <style:text-properties fo:font-size="12pt" fo:font-weight="normal" officeooo:rsid="002264b8" officeooo:paragraph-rsid="002264b8" style:font-size-asian="12pt" style:font-weight-asian="normal" style:font-size-complex="12pt" style:font-weight-complex="normal"/>
    </style:style>
    <style:style style:name="P47" style:family="paragraph" style:parent-style-name="Preformatted_20_Text">
      <style:text-properties fo:font-size="12pt" fo:font-weight="normal" officeooo:rsid="00237b9b" officeooo:paragraph-rsid="00237b9b" style:font-size-asian="12pt" style:font-weight-asian="normal" style:font-size-complex="12pt" style:font-weight-complex="normal"/>
    </style:style>
    <style:style style:name="P48" style:family="paragraph" style:parent-style-name="Preformatted_20_Text">
      <style:text-properties fo:font-size="12pt" fo:font-weight="normal" officeooo:rsid="00254662" officeooo:paragraph-rsid="00254662" style:font-size-asian="12pt" style:font-weight-asian="normal" style:font-size-complex="12pt" style:font-weight-complex="normal"/>
    </style:style>
    <style:style style:name="P49" style:family="paragraph" style:parent-style-name="Preformatted_20_Text">
      <style:text-properties fo:font-size="12pt" fo:font-weight="normal" officeooo:rsid="003eeb77" officeooo:paragraph-rsid="003eeb77" style:font-size-asian="12pt" style:font-weight-asian="normal" style:font-size-complex="12pt" style:font-weight-complex="normal"/>
    </style:style>
    <style:style style:name="P50" style:family="paragraph" style:parent-style-name="Preformatted_20_Text">
      <style:text-properties fo:font-size="12pt" fo:font-weight="normal" officeooo:rsid="0040c1b0" officeooo:paragraph-rsid="0040c1b0" style:font-size-asian="12pt" style:font-weight-asian="normal" style:font-size-complex="12pt" style:font-weight-complex="normal"/>
    </style:style>
    <style:style style:name="P51" style:family="paragraph" style:parent-style-name="Preformatted_20_Text">
      <style:text-properties fo:font-variant="normal" fo:text-transform="none" fo:color="#212121" loext:opacity="100%" style:font-name="apple-system" fo:font-size="12pt" fo:letter-spacing="normal" fo:font-style="normal" style:text-underline-style="none" fo:font-weight="normal" officeooo:rsid="003cdf73" officeooo:paragraph-rsid="003cdf73" style:font-size-asian="9.60000038146973pt" style:font-style-asian="normal" style:font-weight-asian="normal" style:font-size-complex="11pt" style:font-style-complex="normal" style:font-weight-complex="normal"/>
    </style:style>
    <style:style style:name="P52" style:family="paragraph" style:parent-style-name="Preformatted_20_Text">
      <style:text-properties fo:font-variant="normal" fo:text-transform="none" fo:color="#212121" loext:opacity="100%" style:font-name="apple-system" fo:font-size="12pt" fo:letter-spacing="normal" fo:font-style="normal" style:text-underline-style="none" fo:font-weight="bold" officeooo:rsid="00419f17" officeooo:paragraph-rsid="00419f17" style:font-size-asian="9.60000038146973pt" style:font-style-asian="normal" style:font-weight-asian="bold" style:font-size-complex="11pt" style:font-style-complex="normal" style:font-weight-complex="bold"/>
    </style:style>
    <style:style style:name="T1" style:family="text">
      <style:text-properties officeooo:rsid="00177b09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6a2cd"/>
    </style:style>
    <style:style style:name="T6" style:family="text">
      <style:text-properties officeooo:rsid="00287d01"/>
    </style:style>
    <style:style style:name="T7" style:family="text">
      <style:text-properties officeooo:rsid="002c7b6b"/>
    </style:style>
    <style:style style:name="T8" style:family="text">
      <style:text-properties officeooo:rsid="002cb0a2"/>
    </style:style>
    <style:style style:name="T9" style:family="text">
      <style:text-properties officeooo:rsid="0039dc0c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officeooo:rsid="00237b9b"/>
    </style:style>
    <style:style style:name="T12" style:family="text">
      <style:text-properties style:font-name="inherit" fo:font-size="9.75pt" fo:font-weight="normal" fo:background-color="transparent" loext:char-shading-value="0" loext:padding="0cm" loext:border="none"/>
    </style:style>
    <style:style style:name="T13" style:family="text">
      <style:text-properties style:font-name="inherit" fo:font-weight="normal" fo:background-color="transparent" loext:char-shading-value="0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35">Arrays and hasmap </text:p>
      <text:p text:style-name="P35"/>
      <text:p text:style-name="Preformatted_20_Text">Leet code</text:p>
      <text:p text:style-name="Preformatted_20_Text"/>
      <text:p text:style-name="P1">Contains Duplicate:</text:p>
      <text:p text:style-name="P37">Bruteforce </text:p>
      <text:p text:style-name="P37"/>
      <text:p text:style-name="P38">Sorting:</text:p>
      <text:p text:style-name="P37"/>
      <text:p text:style-name="P37">sort(reverse=True) </text:p>
      <text:p text:style-name="P37">len() to know length of list</text:p>
      <text:p text:style-name="P37"><text:s/></text:p>
      <text:p text:style-name="P39">hash set:</text:p>
      <text:p text:style-name="P37">set()</text:p>
      <text:p text:style-name="P37">.add(<text:span text:style-name="T5">ele</text:span>)-Function in set</text:p>
      <text:p text:style-name="Preformatted_20_Text"/>
      <text:p text:style-name="P1">Valid Anagram:</text:p>
      <text:p text:style-name="P38">hashmap as dicti<text:span text:style-name="T1">o</text:span>nary </text:p>
      <text:p text:style-name="P37"/>
      <text:p text:style-name="P37">will_return_value_of_specific_key=dict.get(key,0)#second parameter is default value</text:p>
      <text:p text:style-name="P37"/>
      <text:p text:style-name="P37">Counter()-Counts and returns the number of characters</text:p>
      <text:p text:style-name="P37">range(len(string)) - means range (0 to length of string )</text:p>
      <text:p text:style-name="P37"/>
      <text:p text:style-name="Preformatted_20_Text"/>
      <text:p text:style-name="P1">Two sum</text:p>
      <text:p text:style-name="Preformatted_20_Text"/>
      <text:p text:style-name="P38">enumerate in python</text:p>
      <text:p text:style-name="P37"/>
      <text:p text:style-name="P37">for i,j in enumerate(list1)</text:p>
      <text:p text:style-name="P37"/>
      <text:p text:style-name="P37">i will be the index and j will be the value</text:p>
      <text:p text:style-name="Preformatted_20_Text"/>
      <text:p text:style-name="P2">Group Anagrams</text:p>
      <text:p text:style-name="P2"/>
      <text:p text:style-name="P36">Ascii Value</text:p>
      <text:p text:style-name="P4">ord(char)</text:p>
      <text:p text:style-name="P4"/>
      <text:p text:style-name="P3">In dictionary we are going to store a key against a value which is <text:span text:style-name="T2">list</text:span></text:p>
      <text:p text:style-name="P3"/>
      <text:p text:style-name="P5">defdict=defaultdict(list)</text:p>
      <text:p text:style-name="P5"/>
      <text:p text:style-name="P5">defdict[key]=”value which will be stored as a list against the key”</text:p>
      <text:p text:style-name="P5"/>
      <text:p text:style-name="P5">defdict[key].append(“Can perform list operations here that will be stored into list against the key”)</text:p>
      <text:p text:style-name="P5"/>
      <text:p text:style-name="P2">Top K frequent elements</text:p>
      <text:p text:style-name="P41"/>
      <text:p text:style-name="P46">Heaps – max heap min heap</text:p>
      <text:p text:style-name="P46"><text:span text:style-name="T3">max heap </text:span>root element greater than the next in binary tree</text:p>
      <text:p text:style-name="P46">and so for all sub branches</text:p>
      <text:p text:style-name="P46"><text:span text:style-name="T3">min heap </text:span>root element lesser than the next in binary tree</text:p>
      <text:p text:style-name="P46">and so for all sub branches</text:p>
      <text:p text:style-name="P40"><text:soft-page-break/>Heapify</text:p>
      <text:p text:style-name="P47"/>
      <text:p text:style-name="P42">Bucket sort</text:p>
      <text:p text:style-name="P42"/>
      <text:p text:style-name="P43">Dictionary iteration</text:p>
      <text:p text:style-name="P43"><text:s/><text:span text:style-name="T4">for key,values in dict.items()</text:span></text:p>
      <text:p text:style-name="P44">Decromaner for reverse in order</text:p>
      <text:p text:style-name="P48">for i in range(10,0,-1)</text:p>
      <text:p text:style-name="P45"/>
      <text:p text:style-name="P45">Final Method: (<text:span text:style-name="T11">typical bucket sort</text:span>)</text:p>
      <text:p text:style-name="P50">Take an empty list and contain a nested list for all the index that will be available for len(nums+1) </text:p>
      <text:p text:style-name="P50">arr =[ [] [] [] ] and so on</text:p>
      <text:p text:style-name="P49">Take a hash set and map it to the number of time the element has occured .</text:p>
      <text:p text:style-name="P49"/>
      <text:p text:style-name="P49">Where the key is all the element in list and value </text:p>
      <text:p text:style-name="P49">is the number of times element has occured.<text:tab/> </text:p>
      <text:p text:style-name="P49"/>
      <text:p text:style-name="P50">Take the empty result list and go in reverse order appending values to it if availabe it will be appended otherwise not</text:p>
      <text:p text:style-name="P50"/>
      <text:p text:style-name="P50">Later if length of the result list reaches k </text:p>
      <text:p text:style-name="P50">terminate and return the result </text:p>
      <text:p text:style-name="P6"/>
      <text:p text:style-name="P7"><text:span text:style-name="T6">P</text:span>roduct of Array Except self</text:p>
      <text:p text:style-name="P7"/>
      <text:p text:style-name="P10">using division operator</text:p>
      <text:p text:style-name="P8"/>
      <text:p text:style-name="P8">product of all the elements in <text:s/>array and divide it with each element</text:p>
      <text:p text:style-name="P8"/>
      <text:p text:style-name="P11">using prefix and postfix</text:p>
      <text:p text:style-name="P11"/>
      <text:p text:style-name="P11">take a prefix array and postfix array</text:p>
      <text:p text:style-name="P16">eg 1234</text:p>
      <text:p text:style-name="P16">prefix array : 1 2 6 12</text:p>
      <text:p text:style-name="P16">postfix array : <text:s/>24 24 <text:s text:c="2"/>12 <text:s text:c="3"/>4</text:p>
      <text:p text:style-name="P16"/>
      <text:p text:style-name="P16">result prefix * postfix <text:span text:style-name="T7">with input array postfix and prefix</text:span></text:p>
      <text:p text:style-name="P16">assume default 1 if no prefix of postfix </text:p>
      <text:p text:style-name="P16"/>
      <text:p text:style-name="P12">Directly store into output array don’t waste space for prefix and postfix array</text:p>
      <text:p text:style-name="P12"/>
      <text:p text:style-name="P17">store the result of input and prefix into ouput</text:p>
      <text:p text:style-name="P17"/>
      <text:p text:style-name="P17">Output</text:p>
      <text:p text:style-name="P17">after prefix 1 1 2 6</text:p>
      <text:p text:style-name="P17"/>
      <text:p text:style-name="P17"><text:span text:style-name="T8">after </text:span>postfix <text:span text:style-name="T8">24 12 </text:span>8 6</text:p>
      <text:p text:style-name="P17"/>
      <text:p text:style-name="P32">Always range(0,10) means zero is included but not 10</text:p>
      <text:p text:style-name="P32"/>
      <text:p text:style-name="P33">Valid Sudoku</text:p>
      <text:p text:style-name="P33"><text:soft-page-break/></text:p>
      <text:p text:style-name="P34">hashset to compare rows and columns and squares</text:p>
      <text:p text:style-name="P34"/>
      <text:p text:style-name="P34">take dictionary r and c </text:p>
      <text:p text:style-name="P28"/>
      <text:p text:style-name="P27">print("\n A Double division sign to make the return value int")</text:p>
      <text:p text:style-name="P27">print(10 // 3) </text:p>
      <text:p text:style-name="P12"/>
      <text:p text:style-name="P18">Take row and column and 3x3 matrix hashsets</text:p>
      <text:p text:style-name="P18"/>
      <text:p text:style-name="P18">where 0,0 value will be the key and so on</text:p>
      <text:p text:style-name="P18"><text:s/>for matrix key will be ( r //3 ,c //3) meaning a single 3x3 box will be taken as (0,0) and so on </text:p>
      <text:p text:style-name="P18"/>
      <text:p text:style-name="P18">add the value in hasmap where the key:value will be </text:p>
      <text:p text:style-name="P18"/>
      <text:p text:style-name="P18">row or column number : hashset (i.e all the values in the row) </text:p>
      <text:p text:style-name="P18"/>
      <text:p text:style-name="P25">Encode and decode </text:p>
      <text:p text:style-name="P9">Give a list of strings Encode the strings and then decode it </text:p>
      <text:p text:style-name="P9">Note : encoded should be a single string</text:p>
      <text:p text:style-name="P9"/>
      <text:p text:style-name="P19">eg : “neet” , “code”</text:p>
      <text:p text:style-name="P19"/>
      <text:p text:style-name="P20">neet#code</text:p>
      <text:p text:style-name="P20"/>
      <text:p text:style-name="P20">then again decode into split list</text:p>
      <text:p text:style-name="P20"/>
      <text:p text:style-name="P13">Method 1 :</text:p>
      <text:p text:style-name="P13"/>
      <text:p text:style-name="P20">count the number of characters in each string and store it later use the same number to decode</text:p>
      <text:p text:style-name="P13"/>
      <text:p text:style-name="P13">Method 2: </text:p>
      <text:p text:style-name="P13"/>
      <text:p text:style-name="P20">Where the extra space must not be taken</text:p>
      <text:p text:style-name="P20"/>
      <text:p text:style-name="P21">take length of string and then delimiter as the prefix and then encode them together</text:p>
      <text:p text:style-name="P21"/>
      <text:p text:style-name="P21">4#neet4#code</text:p>
      <text:p text:style-name="P21"/>
      <text:p text:style-name="P21">later decode the same </text:p>
      <text:p text:style-name="P21"/>
      <text:p text:style-name="P14">decode method:</text:p>
      <text:p text:style-name="P22"/>
      <text:p text:style-name="P22">copy the value of i in one variable</text:p>
      <text:p text:style-name="P22">run a while loop till the delimter is encountered </text:p>
      <text:p text:style-name="P22">keep increment the value of one variable </text:p>
      <text:p text:style-name="P22"/>
      <text:p text:style-name="P22">the value will be in str[i:j]</text:p>
      <text:p text:style-name="P31"/>
      <text:p text:style-name="P31"><text:soft-page-break/>using string slicing</text:p>
      <text:p text:style-name="P31"/>
      <text:p text:style-name="P22">take the value into a variable that is where the value of the size of the string in list will be present </text:p>
      <text:p text:style-name="P22">the value of the string will be from [j+1:length+1<text:span text:style-name="T9">+j</text:span>]</text:p>
      <text:p text:style-name="P22">then copy the j+1<text:span text:style-name="T9">+length</text:span> value to i </text:p>
      <text:p text:style-name="P22"/>
      <text:p text:style-name="P29">round(floatvariable,2) <text:span text:style-name="T10"><text:s/>- This function rounds the value of float variable to 2 decimal points</text:span></text:p>
      <text:p text:style-name="P22"/>
      <text:p text:style-name="P22"/>
      <text:p text:style-name="P26">Longest Consecutive sequence</text:p>
      <text:p text:style-name="P26"/>
      <text:p text:style-name="P23">add the entire array into hashset</text:p>
      <text:p text:style-name="P23">check whether the previous element (i.e whether the -1 will exist in the set )</text:p>
      <text:p text:style-name="P23">if it does then don’t start the sequence if it doesn’t then start the squence </text:p>
      <text:p text:style-name="P23">after starting the sequence check whether the next element +1 exist in the set </text:p>
      <text:p text:style-name="P23">if it does then add the element it sequence and so on until end</text:p>
      <text:p text:style-name="P23"/>
      <text:p text:style-name="P30">to add the entire array into hashset</text:p>
      <text:p text:style-name="P24"/>
      <text:p text:style-name="P24">hashset = set(list)</text:p>
      <text:p text:style-name="P24"/>
      <text:p text:style-name="P30">to find the greatest of two numbers </text:p>
      <text:p text:style-name="P15"/>
      <text:p text:style-name="P24">result = max(num1,num2)</text:p>
      <text:p text:style-name="P24"/>
      <text:p text:style-name="P52">A thing to calculate the execution time of snippet you want within it</text:p>
      <text:p text:style-name="P24">from timeit import default_timer as testtime</text:p>
      <text:p text:style-name="P24">start = testtime()</text:p>
      <text:p text:style-name="P24">print("The time take to do tasks within this will be calculated")</text:p>
      <text:p text:style-name="P24">stop = testtime()</text:p>
      <text:p text:style-name="P24">print(stop -start)</text:p>
      <text:p text:style-name="P24"/>
      <text:p text:style-name="P52">Linux command to locate a file type</text:p>
      <text:p text:style-name="P52"/>
      <text:p text:style-name="P52"><text:span text:style-name="Source_20_Text"><text:span text:style-name="T13">find </text:span></text:span><text:span text:style-name="Source_20_Text"><text:span text:style-name="T12">"$directory"</text:span></text:span><text:span text:style-name="Source_20_Text"><text:span text:style-name="T13"> -</text:span></text:span><text:span text:style-name="Source_20_Text"><text:span text:style-name="T12">type</text:span></text:span><text:span text:style-name="Source_20_Text"><text:span text:style-name="T13"> f -name </text:span></text:span><text:span text:style-name="Source_20_Text"><text:span text:style-name="T12">"*.in"</text:span></text:span></text:p>
      <text:p text:style-name="P52"/>
      <text:p text:style-name="P5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PingFang SC', 'Hiragino Sans GB', 'Microsoft YaHei', 'Helvetica Neue', Helvetica, Arial, sans-serif, 'Apple Color Emoji', 'Segoe UI Emoji', 'Segoe UI Symbol'"/>
    <style:font-face style:name="inherit" svg:font-family="inherit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13T12:31:40.595430966</dc:date>
    <meta:editing-duration>PT2H55M39S</meta:editing-duration>
    <meta:editing-cycles>20</meta:editing-cycles>
    <meta:generator>LibreOffice/7.3.5.2$Linux_X86_64 LibreOffice_project/30$Build-2</meta:generator>
    <meta:document-statistic meta:table-count="0" meta:image-count="0" meta:object-count="0" meta:page-count="4" meta:paragraph-count="115" meta:word-count="795" meta:character-count="4379" meta:non-whitespace-character-count="3659"/>
  </office:meta>
</office:document-meta>
</file>